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ffffff" draw:marker-start-width="0.5cm" draw:marker-end-width="0.5cm" draw:fill="none" draw:textarea-horizontal-align="justify" draw:textarea-vertical-align="middle" draw:auto-grow-height="false" fo:min-height="3.217cm" fo:min-width="5.95cm" fo:padding-top="0.175cm" fo:padding-bottom="0.175cm" fo:padding-left="0.3cm" fo:padding-right="0.3cm"/>
    </style:style>
    <style:style style:name="gr2" style:family="graphic" style:parent-style-name="Module">
      <style:graphic-properties draw:fill-color="#3deb3d"/>
    </style:style>
    <style:style style:name="gr3" style:family="graphic" style:parent-style-name="Module">
      <style:graphic-properties fo:min-height="0.834cm" fo:min-width="0.584cm"/>
    </style:style>
    <style:style style:name="gr4" style:family="graphic" style:parent-style-name="standard">
      <style:graphic-properties draw:fill-color="#e6e6e6" draw:textarea-horizontal-align="justify" draw:textarea-vertical-align="middle" draw:auto-grow-height="false" fo:min-height="8.864cm" fo:min-width="8.914cm"/>
    </style:style>
    <style:style style:name="gr5" style:family="graphic" style:parent-style-name="Centered_20_Text_20_Block">
      <style:graphic-properties fo:min-height="1.95cm"/>
    </style:style>
    <style:style style:name="gr6" style:family="graphic" style:parent-style-name="standard">
      <style:graphic-properties svg:stroke-width="0.2cm" svg:stroke-color="#e6e6e6" draw:marker-start-width="0.8cm" draw:marker-end="Arrow_20_concave" draw:marker-end-width="0.8cm" draw:textarea-vertical-align="middle" fo:padding-top="0.225cm" fo:padding-bottom="0.225cm" fo:padding-left="0.35cm" fo:padding-right="0.35cm"/>
    </style:style>
    <style:style style:name="gr7" style:family="graphic" style:parent-style-name="Module">
      <style:graphic-properties draw:fill-color="#3deb3d" fo:min-height="0.834cm" fo:min-width="0.584cm"/>
    </style:style>
    <style:style style:name="gr8" style:family="graphic" style:parent-style-name="Module_20__28_Dark_29_">
      <style:graphic-properties fo:min-height="0.834cm" fo:min-width="0.584cm"/>
    </style:style>
    <style:style style:name="gr9" style:family="graphic" style:parent-style-name="Centered_20_Text_20_Block">
      <style:graphic-properties fo:min-height="0.75cm"/>
    </style:style>
    <style:style style:name="gr10" style:family="graphic" style:parent-style-name="standard">
      <style:graphic-properties draw:fill-color="#e6e6e6" draw:textarea-horizontal-align="justify" draw:textarea-vertical-align="middle" draw:auto-grow-height="false" fo:min-height="14.008cm" fo:min-width="15.858cm"/>
    </style:style>
    <style:style style:name="gr11" style:family="graphic" style:parent-style-name="Module">
      <style:graphic-properties draw:fill-color="#3deb3d" fo:min-height="1.533cm" fo:min-width="1.422cm"/>
    </style:style>
    <style:style style:name="gr12" style:family="graphic" style:parent-style-name="Module_20__28_Dark_29_">
      <style:graphic-properties fo:min-height="1.533cm" fo:min-width="1.422cm"/>
    </style:style>
    <style:style style:name="gr13" style:family="graphic" style:parent-style-name="Module_20__28_Dark_29_">
      <style:graphic-properties fo:min-height="1.533cm" fo:min-width="1.423cm"/>
    </style:style>
    <style:style style:name="gr14" style:family="graphic" style:parent-style-name="Module_20__28_Dark_29_">
      <style:graphic-properties draw:fill-color="#ff3333" fo:min-height="1.533cm" fo:min-width="1.423cm"/>
    </style:style>
    <style:style style:name="gr15" style:family="graphic" style:parent-style-name="Module_20__28_Dark_29_">
      <style:graphic-properties draw:fill-color="#355e00" fo:min-height="1.533cm" fo:min-width="1.422cm"/>
    </style:style>
    <style:style style:name="gr16" style:family="graphic" style:parent-style-name="Centered_20_Text_20_Block">
      <style:graphic-properties fo:min-height="1.396cm"/>
    </style:style>
    <style:style style:name="gr17" style:family="graphic" style:parent-style-name="Centered_20_Text_20_Block">
      <style:graphic-properties fo:min-height="1.085cm"/>
    </style:style>
    <style:style style:name="gr18" style:family="graphic" style:parent-style-name="Module">
      <style:graphic-properties draw:fill-color="#355e00" fo:min-height="1.533cm" fo:min-width="1.422cm"/>
    </style:style>
    <style:style style:name="gr19" style:family="graphic" style:parent-style-name="Module_20__28_Dark_29_">
      <style:graphic-properties draw:fill-color="#ff3333" fo:min-height="1.533cm" fo:min-width="1.42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3deb3d"/>
    </style:style>
    <style:style style:name="P3" style:family="paragraph">
      <loext:graphic-properties draw:fill-color="#e6e6e6"/>
      <style:paragraph-properties fo:text-align="center"/>
    </style:style>
    <style:style style:name="P4" style:family="paragraph">
      <style:text-properties fo:font-size="18pt"/>
    </style:style>
    <style:style style:name="P5" style:family="paragraph">
      <loext:graphic-properties draw:fill-color="#ff3333"/>
    </style:style>
    <style:style style:name="P6" style:family="paragraph">
      <loext:graphic-properties draw:fill-color="#355e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odule-tree" draw:style-name="dp1" draw:master-page-name="Default">
        <draw:custom-shape draw:style-name="gr1" draw:text-style-name="P1" xml:id="id19" draw:id="id19" draw:layer="layout" svg:width="13.1cm" svg:height="10.7cm" svg:x="1.7cm" svg:y="3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xml:id="id1" draw:id="id1" draw:layer="layout" svg:width="1.2cm" svg:height="1.2cm" svg:x="7.6cm" svg:y="5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xml:id="id4" draw:id="id4" draw:layer="layout" svg:width="1.2cm" svg:height="1.2cm" svg:x="5.4cm" svg:y="10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xml:id="id7" draw:id="id7" draw:layer="layout" svg:width="1.2cm" svg:height="1.2cm" svg:x="4cm" svg:y="1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xml:id="id8" draw:id="id8" draw:layer="layout" svg:width="1.2cm" svg:height="1.2cm" svg:x="6.5cm" svg:y="12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xml:id="id6" draw:id="id6" draw:layer="layout" svg:width="1.2cm" svg:height="1.2cm" svg:x="8.8cm" svg:y="12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xml:id="id5" draw:id="id5" draw:layer="layout" svg:width="1.2cm" svg:height="1.2cm" svg:x="11.2cm" svg:y="12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xml:id="id9" draw:id="id9" draw:layer="layout" svg:width="1.2cm" svg:height="1.2cm" svg:x="7.6cm" svg:y="10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xml:id="id2" draw:id="id2" draw:layer="layout" svg:width="1.2cm" svg:height="1.2cm" svg:x="6.7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xml:id="id3" draw:id="id3" draw:layer="layout" svg:width="1.2cm" svg:height="1.2cm" svg:x="9.9cm" svg:y="9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Arrow" draw:layer="layout" draw:type="line" svg:x1="8.2cm" svg:y1="7.1cm" svg:x2="7.3cm" svg:y2="8.1cm" draw:start-shape="id1" draw:start-glue-point="2" draw:end-shape="id2" draw:end-glue-point="0" svg:d="M8200 7100l-900 1000" svg:viewBox="0 0 901 1001">
          <text:p/>
        </draw:connector>
        <draw:connector draw:style-name="Arrow" draw:layer="layout" draw:type="line" svg:x1="8.2cm" svg:y1="7.1cm" svg:x2="10.5cm" svg:y2="9.9cm" draw:start-shape="id1" draw:start-glue-point="2" draw:end-shape="id3" draw:end-glue-point="0" svg:d="M8200 7100l2300 2800" svg:viewBox="0 0 2301 2801">
          <text:p/>
        </draw:connector>
        <draw:connector draw:style-name="Arrow" draw:layer="layout" draw:type="line" svg:x1="7.3cm" svg:y1="9.3cm" svg:x2="6cm" svg:y2="10.3cm" draw:start-shape="id2" draw:start-glue-point="2" draw:end-shape="id4" draw:end-glue-point="0" svg:d="M7300 9300l-1300 1000" svg:viewBox="0 0 1301 1001">
          <text:p/>
        </draw:connector>
        <draw:connector draw:style-name="Arrow" draw:layer="layout" draw:type="line" svg:x1="10.5cm" svg:y1="11.1cm" svg:x2="11.8cm" svg:y2="12.6cm" draw:start-shape="id3" draw:start-glue-point="2" draw:end-shape="id5" draw:end-glue-point="0" svg:d="M10500 11100l1300 1500" svg:viewBox="0 0 1301 1501">
          <text:p/>
        </draw:connector>
        <draw:connector draw:style-name="Arrow" draw:layer="layout" draw:type="line" svg:x1="10.5cm" svg:y1="11.1cm" svg:x2="9.4cm" svg:y2="12.6cm" draw:start-shape="id3" draw:start-glue-point="2" draw:end-shape="id6" draw:end-glue-point="0" svg:d="M10500 11100l-1100 1500" svg:viewBox="0 0 1101 1501">
          <text:p/>
        </draw:connector>
        <draw:connector draw:style-name="Arrow" draw:layer="layout" draw:type="line" svg:x1="6cm" svg:y1="11.5cm" svg:x2="4.6cm" svg:y2="12.5cm" draw:start-shape="id4" draw:start-glue-point="2" draw:end-shape="id7" draw:end-glue-point="0" svg:d="M6000 11500l-1400 1000" svg:viewBox="0 0 1401 1001">
          <text:p/>
        </draw:connector>
        <draw:connector draw:style-name="Arrow" draw:layer="layout" draw:type="line" svg:x1="6cm" svg:y1="11.5cm" svg:x2="7.1cm" svg:y2="12.6cm" draw:start-shape="id4" draw:start-glue-point="2" draw:end-shape="id8" draw:end-glue-point="0" svg:d="M6000 11500l1100 1100" svg:viewBox="0 0 1101 1101">
          <text:p/>
        </draw:connector>
        <draw:connector draw:style-name="Arrow" draw:layer="layout" draw:type="line" svg:x1="8.2cm" svg:y1="7.1cm" svg:x2="8.2cm" svg:y2="10.1cm" draw:start-shape="id1" draw:start-glue-point="2" draw:end-shape="id9" draw:end-glue-point="0" svg:d="M8200 7100v3000" svg:viewBox="0 0 1 3001">
          <text:p/>
        </draw:connector>
        <draw:connector draw:style-name="Arrow" draw:layer="layout" draw:type="line" svg:x1="8.2cm" svg:y1="11.3cm" svg:x2="9.4cm" svg:y2="12.6cm" draw:start-shape="id9" draw:start-glue-point="2" draw:end-shape="id6" draw:end-glue-point="0" svg:d="M8200 11300l1200 1300" svg:viewBox="0 0 1201 1301">
          <text:p/>
        </draw:connector>
        <draw:custom-shape draw:style-name="gr4" draw:text-style-name="P3" xml:id="id20" draw:id="id20" draw:layer="layout" svg:width="10.4cm" svg:height="10.1cm" svg:x="16.8cm" svg:y="4.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13cm" svg:height="2.2cm" svg:x="1.7cm" svg:y="15cm">
          <draw:text-box>
            <text:p>CommonJS / ES6 Modules</text:p>
            <text:p>(Separate files)</text:p>
          </draw:text-box>
        </draw:frame>
        <draw:frame draw:style-name="gr5" draw:layer="layout" svg:width="9.1cm" svg:height="2.2cm" svg:x="17.4cm" svg:y="14.9cm">
          <draw:text-box>
            <text:p>Bundle.js</text:p>
          </draw:text-box>
        </draw:frame>
        <draw:custom-shape draw:style-name="Module_20__28_Dark_29_" xml:id="id10" draw:id="id10" draw:layer="layout" svg:width="1.2cm" svg:height="1.2cm" svg:x="21.5cm" svg:y="5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odule_20__28_Dark_29_" xml:id="id13" draw:id="id13" draw:layer="layout" svg:width="1.2cm" svg:height="1.2cm" svg:x="19.3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odule_20__28_Dark_29_" xml:id="id16" draw:id="id16" draw:layer="layout" svg:width="1.2cm" svg:height="1.2cm" svg:x="17.9cm" svg:y="1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odule_20__28_Dark_29_" xml:id="id17" draw:id="id17" draw:layer="layout" svg:width="1.2cm" svg:height="1.2cm" svg:x="20.4cm" svg:y="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odule_20__28_Dark_29_" xml:id="id15" draw:id="id15" draw:layer="layout" svg:width="1.2cm" svg:height="1.2cm" svg:x="22.7cm" svg:y="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odule_20__28_Dark_29_" xml:id="id14" draw:id="id14" draw:layer="layout" svg:width="1.2cm" svg:height="1.2cm" svg:x="25.1cm" svg:y="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odule_20__28_Dark_29_" xml:id="id18" draw:id="id18" draw:layer="layout" svg:width="1.2cm" svg:height="1.2cm" svg:x="21.5cm" svg:y="9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odule_20__28_Dark_29_" xml:id="id11" draw:id="id11" draw:layer="layout" svg:width="1.2cm" svg:height="1.2cm" svg:x="20.6cm" svg:y="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odule_20__28_Dark_29_" xml:id="id12" draw:id="id12" draw:layer="layout" svg:width="1.2cm" svg:height="1.2cm" svg:x="23.8cm" svg:y="9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Connector_20__28_Dark_29_" draw:layer="layout" draw:type="line" svg:x1="22.1cm" svg:y1="6.5cm" svg:x2="21.2cm" svg:y2="7.5cm" draw:start-shape="id10" draw:start-glue-point="2" draw:end-shape="id11" draw:end-glue-point="0" svg:d="M22100 6500l-900 1000" svg:viewBox="0 0 901 1001">
          <text:p/>
        </draw:connector>
        <draw:connector draw:style-name="Connector_20__28_Dark_29_" draw:layer="layout" draw:type="line" svg:x1="22.1cm" svg:y1="6.5cm" svg:x2="24.4cm" svg:y2="9.3cm" draw:start-shape="id10" draw:start-glue-point="2" draw:end-shape="id12" draw:end-glue-point="0" svg:d="M22100 6500l2300 2800" svg:viewBox="0 0 2301 2801">
          <text:p/>
        </draw:connector>
        <draw:connector draw:style-name="Connector_20__28_Dark_29_" draw:layer="layout" draw:type="line" svg:x1="21.2cm" svg:y1="8.7cm" svg:x2="19.9cm" svg:y2="9.7cm" draw:start-shape="id11" draw:start-glue-point="2" draw:end-shape="id13" draw:end-glue-point="0" svg:d="M21200 8700l-1300 1000" svg:viewBox="0 0 1301 1001">
          <text:p/>
        </draw:connector>
        <draw:connector draw:style-name="Connector_20__28_Dark_29_" draw:layer="layout" draw:type="line" svg:x1="24.4cm" svg:y1="10.5cm" svg:x2="25.7cm" svg:y2="12cm" draw:start-shape="id12" draw:start-glue-point="2" draw:end-shape="id14" draw:end-glue-point="0" svg:d="M24400 10500l1300 1500" svg:viewBox="0 0 1301 1501">
          <text:p/>
        </draw:connector>
        <draw:connector draw:style-name="Connector_20__28_Dark_29_" draw:layer="layout" draw:type="line" svg:x1="24.4cm" svg:y1="10.5cm" svg:x2="23.3cm" svg:y2="12cm" draw:start-shape="id12" draw:start-glue-point="2" draw:end-shape="id15" draw:end-glue-point="0" svg:d="M24400 10500l-1100 1500" svg:viewBox="0 0 1101 1501">
          <text:p/>
        </draw:connector>
        <draw:connector draw:style-name="Connector_20__28_Dark_29_" draw:layer="layout" draw:type="line" svg:x1="19.9cm" svg:y1="10.9cm" svg:x2="18.5cm" svg:y2="11.9cm" draw:start-shape="id13" draw:start-glue-point="2" draw:end-shape="id16" draw:end-glue-point="0" svg:d="M19900 10900l-1400 1000" svg:viewBox="0 0 1401 1001">
          <text:p/>
        </draw:connector>
        <draw:connector draw:style-name="Connector_20__28_Dark_29_" draw:layer="layout" draw:type="line" svg:x1="19.9cm" svg:y1="10.9cm" svg:x2="21cm" svg:y2="12cm" draw:start-shape="id13" draw:start-glue-point="2" draw:end-shape="id17" draw:end-glue-point="0" svg:d="M19900 10900l1100 1100" svg:viewBox="0 0 1101 1101">
          <text:p/>
        </draw:connector>
        <draw:connector draw:style-name="Connector_20__28_Dark_29_" draw:layer="layout" draw:type="line" svg:x1="22.1cm" svg:y1="6.5cm" svg:x2="22.1cm" svg:y2="9.5cm" draw:start-shape="id10" draw:start-glue-point="2" draw:end-shape="id18" draw:end-glue-point="0" svg:d="M22100 6500v3000" svg:viewBox="0 0 1 3001">
          <text:p/>
        </draw:connector>
        <draw:connector draw:style-name="Connector_20__28_Dark_29_" draw:layer="layout" draw:type="line" svg:x1="22.1cm" svg:y1="10.7cm" svg:x2="23.3cm" svg:y2="12cm" draw:start-shape="id18" draw:start-glue-point="2" draw:end-shape="id15" draw:end-glue-point="0" svg:d="M22100 10700l1200 1300" svg:viewBox="0 0 1201 1301">
          <text:p/>
        </draw:connector>
        <draw:connector draw:style-name="gr6" draw:layer="layout" svg:x1="11.525cm" svg:y1="9.25cm" svg:x2="16.8cm" svg:y2="9.25cm" draw:start-shape="id19" draw:start-glue-point="9" draw:end-shape="id20" draw:end-glue-point="3" svg:d="M11525 9250h5275" svg:viewBox="0 0 5276 1">
          <text:p/>
        </draw:connector>
      </draw:page>
      <draw:page draw:name="page2" draw:style-name="dp1" draw:master-page-name="Default">
        <draw:custom-shape draw:style-name="gr1" draw:text-style-name="P1" xml:id="id39" draw:id="id39" draw:layer="layout" svg:width="13.1cm" svg:height="10.7cm" svg:x="1.7cm" svg:y="3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2" xml:id="id21" draw:id="id21" draw:layer="layout" svg:width="1.2cm" svg:height="1.2cm" svg:x="7.6cm" svg:y="5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xml:id="id24" draw:id="id24" draw:layer="layout" svg:width="1.2cm" svg:height="1.2cm" svg:x="5.4cm" svg:y="10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xml:id="id27" draw:id="id27" draw:layer="layout" svg:width="1.2cm" svg:height="1.2cm" svg:x="4cm" svg:y="1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xml:id="id28" draw:id="id28" draw:layer="layout" svg:width="1.2cm" svg:height="1.2cm" svg:x="6.5cm" svg:y="12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xml:id="id26" draw:id="id26" draw:layer="layout" svg:width="1.2cm" svg:height="1.2cm" svg:x="8.8cm" svg:y="12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xml:id="id25" draw:id="id25" draw:layer="layout" svg:width="1.2cm" svg:height="1.2cm" svg:x="11.2cm" svg:y="12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xml:id="id29" draw:id="id29" draw:layer="layout" svg:width="1.2cm" svg:height="1.2cm" svg:x="7.6cm" svg:y="10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xml:id="id22" draw:id="id22" draw:layer="layout" svg:width="1.2cm" svg:height="1.2cm" svg:x="6.7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xml:id="id23" draw:id="id23" draw:layer="layout" svg:width="1.2cm" svg:height="1.2cm" svg:x="9.9cm" svg:y="9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Arrow" draw:layer="layout" draw:type="line" svg:x1="8.2cm" svg:y1="7.1cm" svg:x2="7.3cm" svg:y2="8.1cm" draw:start-shape="id21" draw:start-glue-point="2" draw:end-shape="id22" draw:end-glue-point="0" svg:d="M8200 7100l-900 1000" svg:viewBox="0 0 901 1001">
          <text:p/>
        </draw:connector>
        <draw:connector draw:style-name="Arrow" draw:layer="layout" draw:type="line" svg:x1="8.2cm" svg:y1="7.1cm" svg:x2="10.5cm" svg:y2="9.9cm" draw:start-shape="id21" draw:start-glue-point="2" draw:end-shape="id23" draw:end-glue-point="0" svg:d="M8200 7100l2300 2800" svg:viewBox="0 0 2301 2801">
          <text:p/>
        </draw:connector>
        <draw:connector draw:style-name="Arrow" draw:layer="layout" draw:type="line" svg:x1="7.3cm" svg:y1="9.3cm" svg:x2="6cm" svg:y2="10.3cm" draw:start-shape="id22" draw:start-glue-point="2" draw:end-shape="id24" draw:end-glue-point="0" svg:d="M7300 9300l-1300 1000" svg:viewBox="0 0 1301 1001">
          <text:p/>
        </draw:connector>
        <draw:connector draw:style-name="Arrow" draw:layer="layout" draw:type="line" svg:x1="10.5cm" svg:y1="11.1cm" svg:x2="11.8cm" svg:y2="12.6cm" draw:start-shape="id23" draw:start-glue-point="2" draw:end-shape="id25" draw:end-glue-point="0" svg:d="M10500 11100l1300 1500" svg:viewBox="0 0 1301 1501">
          <text:p/>
        </draw:connector>
        <draw:connector draw:style-name="Arrow" draw:layer="layout" draw:type="line" svg:x1="10.5cm" svg:y1="11.1cm" svg:x2="9.4cm" svg:y2="12.6cm" draw:start-shape="id23" draw:start-glue-point="2" draw:end-shape="id26" draw:end-glue-point="0" svg:d="M10500 11100l-1100 1500" svg:viewBox="0 0 1101 1501">
          <text:p/>
        </draw:connector>
        <draw:connector draw:style-name="Arrow" draw:layer="layout" draw:type="line" svg:x1="6cm" svg:y1="11.5cm" svg:x2="4.6cm" svg:y2="12.5cm" draw:start-shape="id24" draw:start-glue-point="2" draw:end-shape="id27" draw:end-glue-point="0" svg:d="M6000 11500l-1400 1000" svg:viewBox="0 0 1401 1001">
          <text:p/>
        </draw:connector>
        <draw:connector draw:style-name="Arrow" draw:layer="layout" draw:type="line" svg:x1="6cm" svg:y1="11.5cm" svg:x2="7.1cm" svg:y2="12.6cm" draw:start-shape="id24" draw:start-glue-point="2" draw:end-shape="id28" draw:end-glue-point="0" svg:d="M6000 11500l1100 1100" svg:viewBox="0 0 1101 1101">
          <text:p/>
        </draw:connector>
        <draw:connector draw:style-name="Arrow" draw:layer="layout" draw:type="line" svg:x1="8.2cm" svg:y1="7.1cm" svg:x2="8.2cm" svg:y2="10.1cm" draw:start-shape="id21" draw:start-glue-point="2" draw:end-shape="id29" draw:end-glue-point="0" svg:d="M8200 7100v3000" svg:viewBox="0 0 1 3001">
          <text:p/>
        </draw:connector>
        <draw:connector draw:style-name="Arrow" draw:layer="layout" draw:type="line" svg:x1="8.2cm" svg:y1="11.3cm" svg:x2="9.4cm" svg:y2="12.6cm" draw:start-shape="id29" draw:start-glue-point="2" draw:end-shape="id26" draw:end-glue-point="0" svg:d="M8200 11300l1200 1300" svg:viewBox="0 0 1201 1301">
          <text:p/>
        </draw:connector>
        <draw:custom-shape draw:style-name="gr4" draw:text-style-name="P3" xml:id="id40" draw:id="id40" draw:layer="layout" svg:width="10.4cm" svg:height="10.1cm" svg:x="16.8cm" svg:y="4.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3cm" svg:height="2.2cm" svg:x="1.7cm" svg:y="15cm">
          <draw:text-box>
            <text:p text:style-name="P4">CommonJS / ES6 Modules</text:p>
            <text:p text:style-name="P4">(Separate files)</text:p>
          </draw:text-box>
        </draw:frame>
        <draw:frame draw:style-name="gr5" draw:text-style-name="P4" draw:layer="layout" svg:width="9.1cm" svg:height="2.2cm" svg:x="17.4cm" svg:y="14.9cm">
          <draw:text-box>
            <text:p text:style-name="P4">Bundle.js</text:p>
          </draw:text-box>
        </draw:frame>
        <draw:custom-shape draw:style-name="gr7" draw:text-style-name="P2" xml:id="id30" draw:id="id30" draw:layer="layout" svg:width="1.2cm" svg:height="1.2cm" svg:x="21.5cm" svg:y="5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xml:id="id33" draw:id="id33" draw:layer="layout" svg:width="1.2cm" svg:height="1.2cm" svg:x="19.3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xml:id="id36" draw:id="id36" draw:layer="layout" svg:width="1.2cm" svg:height="1.2cm" svg:x="17.9cm" svg:y="1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xml:id="id37" draw:id="id37" draw:layer="layout" svg:width="1.2cm" svg:height="1.2cm" svg:x="20.4cm" svg:y="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xml:id="id35" draw:id="id35" draw:layer="layout" svg:width="1.2cm" svg:height="1.2cm" svg:x="22.7cm" svg:y="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xml:id="id34" draw:id="id34" draw:layer="layout" svg:width="1.2cm" svg:height="1.2cm" svg:x="25.1cm" svg:y="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xml:id="id38" draw:id="id38" draw:layer="layout" svg:width="1.2cm" svg:height="1.2cm" svg:x="21.5cm" svg:y="9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xml:id="id31" draw:id="id31" draw:layer="layout" svg:width="1.2cm" svg:height="1.2cm" svg:x="20.6cm" svg:y="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xml:id="id32" draw:id="id32" draw:layer="layout" svg:width="1.2cm" svg:height="1.2cm" svg:x="23.8cm" svg:y="9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Connector_20__28_Dark_29_" draw:layer="layout" draw:type="line" svg:x1="22.1cm" svg:y1="6.5cm" svg:x2="21.2cm" svg:y2="7.5cm" draw:start-shape="id30" draw:start-glue-point="2" draw:end-shape="id31" draw:end-glue-point="0" svg:d="M22100 6500l-900 1000" svg:viewBox="0 0 901 1001">
          <text:p/>
        </draw:connector>
        <draw:connector draw:style-name="Connector_20__28_Dark_29_" draw:layer="layout" draw:type="line" svg:x1="22.1cm" svg:y1="6.5cm" svg:x2="24.4cm" svg:y2="9.3cm" draw:start-shape="id30" draw:start-glue-point="2" draw:end-shape="id32" draw:end-glue-point="0" svg:d="M22100 6500l2300 2800" svg:viewBox="0 0 2301 2801">
          <text:p/>
        </draw:connector>
        <draw:connector draw:style-name="Connector_20__28_Dark_29_" draw:layer="layout" draw:type="line" svg:x1="21.2cm" svg:y1="8.7cm" svg:x2="19.9cm" svg:y2="9.7cm" draw:start-shape="id31" draw:start-glue-point="2" draw:end-shape="id33" draw:end-glue-point="0" svg:d="M21200 8700l-1300 1000" svg:viewBox="0 0 1301 1001">
          <text:p/>
        </draw:connector>
        <draw:connector draw:style-name="Connector_20__28_Dark_29_" draw:layer="layout" draw:type="line" svg:x1="24.4cm" svg:y1="10.5cm" svg:x2="25.7cm" svg:y2="12cm" draw:start-shape="id32" draw:start-glue-point="2" draw:end-shape="id34" draw:end-glue-point="0" svg:d="M24400 10500l1300 1500" svg:viewBox="0 0 1301 1501">
          <text:p/>
        </draw:connector>
        <draw:connector draw:style-name="Connector_20__28_Dark_29_" draw:layer="layout" draw:type="line" svg:x1="24.4cm" svg:y1="10.5cm" svg:x2="23.3cm" svg:y2="12cm" draw:start-shape="id32" draw:start-glue-point="2" draw:end-shape="id35" draw:end-glue-point="0" svg:d="M24400 10500l-1100 1500" svg:viewBox="0 0 1101 1501">
          <text:p/>
        </draw:connector>
        <draw:connector draw:style-name="Connector_20__28_Dark_29_" draw:layer="layout" draw:type="line" svg:x1="19.9cm" svg:y1="10.9cm" svg:x2="18.5cm" svg:y2="11.9cm" draw:start-shape="id33" draw:start-glue-point="2" draw:end-shape="id36" draw:end-glue-point="0" svg:d="M19900 10900l-1400 1000" svg:viewBox="0 0 1401 1001">
          <text:p/>
        </draw:connector>
        <draw:connector draw:style-name="Connector_20__28_Dark_29_" draw:layer="layout" draw:type="line" svg:x1="19.9cm" svg:y1="10.9cm" svg:x2="21cm" svg:y2="12cm" draw:start-shape="id33" draw:start-glue-point="2" draw:end-shape="id37" draw:end-glue-point="0" svg:d="M19900 10900l1100 1100" svg:viewBox="0 0 1101 1101">
          <text:p/>
        </draw:connector>
        <draw:connector draw:style-name="Connector_20__28_Dark_29_" draw:layer="layout" draw:type="line" svg:x1="22.1cm" svg:y1="6.5cm" svg:x2="22.1cm" svg:y2="9.5cm" draw:start-shape="id30" draw:start-glue-point="2" draw:end-shape="id38" draw:end-glue-point="0" svg:d="M22100 6500v3000" svg:viewBox="0 0 1 3001">
          <text:p/>
        </draw:connector>
        <draw:connector draw:style-name="Connector_20__28_Dark_29_" draw:layer="layout" draw:type="line" svg:x1="22.1cm" svg:y1="10.7cm" svg:x2="23.3cm" svg:y2="12cm" draw:start-shape="id38" draw:start-glue-point="2" draw:end-shape="id35" draw:end-glue-point="0" svg:d="M22100 10700l1200 1300" svg:viewBox="0 0 1201 1301">
          <text:p/>
        </draw:connector>
        <draw:connector draw:style-name="gr6" draw:layer="layout" svg:x1="11.525cm" svg:y1="9.25cm" svg:x2="16.8cm" svg:y2="9.25cm" draw:start-shape="id39" draw:start-glue-point="9" draw:end-shape="id40" draw:end-glue-point="3" svg:d="M11525 9250h5275" svg:viewBox="0 0 5276 1">
          <text:p/>
        </draw:connector>
        <draw:frame draw:style-name="gr9" draw:text-style-name="P4" draw:layer="layout" svg:width="1cm" svg:height="1cm" svg:x="21.6cm" svg:y="5.4cm">
          <draw:text-box>
            <text:p text:style-name="P4">0</text:p>
          </draw:text-box>
        </draw:frame>
        <draw:frame draw:style-name="gr9" draw:text-style-name="P4" draw:layer="layout" svg:width="1cm" svg:height="1cm" svg:x="20.7cm" svg:y="7.6cm">
          <draw:text-box>
            <text:p text:style-name="P4">1</text:p>
          </draw:text-box>
        </draw:frame>
        <draw:frame draw:style-name="Module_20__28_Dark_29_" draw:layer="layout" svg:width="1cm" svg:height="1cm" svg:x="21.6cm" svg:y="5.4cm">
          <draw:text-box>
            <text:p>0</text:p>
          </draw:text-box>
        </draw:frame>
        <draw:frame draw:style-name="gr9" draw:text-style-name="P4" draw:layer="layout" svg:width="1cm" svg:height="1cm" svg:x="19.4cm" svg:y="9.8cm">
          <draw:text-box>
            <text:p text:style-name="P4">2</text:p>
          </draw:text-box>
        </draw:frame>
        <draw:frame draw:style-name="gr9" draw:text-style-name="P4" draw:layer="layout" svg:width="1cm" svg:height="1cm" svg:x="20.7cm" svg:y="7.6cm">
          <draw:text-box>
            <text:p text:style-name="P4">1</text:p>
          </draw:text-box>
        </draw:frame>
        <draw:frame draw:style-name="gr9" draw:text-style-name="P4" draw:layer="layout" svg:width="1cm" svg:height="1cm" svg:x="18cm" svg:y="12cm">
          <draw:text-box>
            <text:p text:style-name="P4">3</text:p>
          </draw:text-box>
        </draw:frame>
        <draw:frame draw:style-name="gr9" draw:text-style-name="P4" draw:layer="layout" svg:width="1cm" svg:height="1cm" svg:x="21.6cm" svg:y="9.7cm">
          <draw:text-box>
            <text:p text:style-name="P4">4</text:p>
          </draw:text-box>
        </draw:frame>
        <draw:frame draw:style-name="gr9" draw:text-style-name="P4" draw:layer="layout" svg:width="1cm" svg:height="1cm" svg:x="20.5cm" svg:y="12.1cm">
          <draw:text-box>
            <text:p text:style-name="P4">5</text:p>
          </draw:text-box>
        </draw:frame>
        <draw:frame draw:style-name="gr9" draw:text-style-name="P4" draw:layer="layout" svg:width="1cm" svg:height="1cm" svg:x="22.8cm" svg:y="12.1cm">
          <draw:text-box>
            <text:p text:style-name="P4">6</text:p>
          </draw:text-box>
        </draw:frame>
        <draw:frame draw:style-name="gr9" draw:text-style-name="P4" draw:layer="layout" svg:width="1cm" svg:height="1cm" svg:x="23.9cm" svg:y="9.4cm">
          <draw:text-box>
            <text:p text:style-name="P4">3</text:p>
          </draw:text-box>
        </draw:frame>
        <draw:frame draw:style-name="gr9" draw:text-style-name="P4" draw:layer="layout" svg:width="1cm" svg:height="1cm" svg:x="25.2cm" svg:y="12.1cm">
          <draw:text-box>
            <text:p text:style-name="P4">7</text:p>
          </draw:text-box>
        </draw:frame>
      </draw:page>
      <draw:page draw:name="page3" draw:style-name="dp1" draw:master-page-name="Default">
        <draw:custom-shape draw:style-name="gr10" draw:text-style-name="P3" draw:layer="layout" svg:width="17.9cm" svg:height="15.8cm" svg:x="4.7cm" svg:y="2.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xml:id="id41" draw:id="id41" draw:layer="layout" svg:width="2.114cm" svg:height="1.975cm" svg:x="12.343cm" svg:y="4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xml:id="id44" draw:id="id44" draw:layer="layout" svg:width="2.114cm" svg:height="1.975cm" svg:x="8.467cm" svg:y="11.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xml:id="id47" draw:id="id47" draw:layer="layout" svg:width="2.115cm" svg:height="1.975cm" svg:x="6cm" svg:y="15.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xml:id="id48" draw:id="id48" draw:layer="layout" svg:width="2.114cm" svg:height="1.975cm" svg:x="10.405cm" svg:y="15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xml:id="id46" draw:id="id46" draw:layer="layout" svg:width="2.115cm" svg:height="1.975cm" svg:x="14.457cm" svg:y="15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45" draw:id="id45" draw:layer="layout" svg:width="2.115cm" svg:height="1.975cm" svg:x="18.685cm" svg:y="15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xml:id="id49" draw:id="id49" draw:layer="layout" svg:width="2.114cm" svg:height="1.975cm" svg:x="12.343cm" svg:y="11.1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xml:id="id42" draw:id="id42" draw:layer="layout" svg:width="2.115cm" svg:height="1.975cm" svg:x="10.8cm" svg:y="7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6" xml:id="id43" draw:id="id43" draw:layer="layout" svg:width="2.114cm" svg:height="1.975cm" svg:x="16.395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Connector_20__28_Dark_29_" draw:layer="layout" draw:type="line" svg:x1="13.4cm" svg:y1="6.175cm" svg:x2="11.857cm" svg:y2="7.9cm" draw:start-shape="id41" draw:start-glue-point="2" draw:end-shape="id42" draw:end-glue-point="0" svg:d="M13400 6175l-1543 1725" svg:viewBox="0 0 1544 1726">
          <text:p/>
        </draw:connector>
        <draw:connector draw:style-name="Connector_20__28_Dark_29_" draw:layer="layout" draw:type="line" svg:x1="13.4cm" svg:y1="6.175cm" svg:x2="17.452cm" svg:y2="10.782cm" draw:start-shape="id41" draw:start-glue-point="2" draw:end-shape="id43" draw:end-glue-point="0" svg:d="M13400 6175l4052 4607" svg:viewBox="0 0 4053 4608">
          <text:p/>
        </draw:connector>
        <draw:connector draw:style-name="Connector_20__28_Dark_29_" draw:layer="layout" draw:type="line" svg:x1="11.857cm" svg:y1="9.875cm" svg:x2="9.524cm" svg:y2="11.44cm" draw:start-shape="id42" draw:start-glue-point="2" draw:end-shape="id44" draw:end-glue-point="0" svg:d="M11857 9875l-2333 1565" svg:viewBox="0 0 2334 1566">
          <text:p/>
        </draw:connector>
        <draw:connector draw:style-name="Connector_20__28_Dark_29_" draw:layer="layout" draw:type="line" svg:x1="17.452cm" svg:y1="12.757cm" svg:x2="19.742cm" svg:y2="15.225cm" draw:start-shape="id43" draw:start-glue-point="2" draw:end-shape="id45" draw:end-glue-point="0" svg:d="M17452 12757l2290 2468" svg:viewBox="0 0 2291 2469">
          <text:p/>
        </draw:connector>
        <draw:connector draw:style-name="Connector_20__28_Dark_29_" draw:layer="layout" draw:type="line" svg:x1="17.452cm" svg:y1="12.757cm" svg:x2="15.514cm" svg:y2="15.225cm" draw:start-shape="id43" draw:start-glue-point="2" draw:end-shape="id46" draw:end-glue-point="0" svg:d="M17452 12757l-1938 2468" svg:viewBox="0 0 1939 2469">
          <text:p/>
        </draw:connector>
        <draw:connector draw:style-name="Connector_20__28_Dark_29_" draw:layer="layout" draw:type="line" svg:x1="9.524cm" svg:y1="13.415cm" svg:x2="7.057cm" svg:y2="15.06cm" draw:start-shape="id44" draw:start-glue-point="2" draw:end-shape="id47" draw:end-glue-point="0" svg:d="M9524 13415l-2467 1645" svg:viewBox="0 0 2468 1646">
          <text:p/>
        </draw:connector>
        <draw:connector draw:style-name="Connector_20__28_Dark_29_" draw:layer="layout" draw:type="line" svg:x1="9.524cm" svg:y1="13.415cm" svg:x2="11.462cm" svg:y2="15.225cm" draw:start-shape="id44" draw:start-glue-point="2" draw:end-shape="id48" draw:end-glue-point="0" svg:d="M9524 13415l1938 1810" svg:viewBox="0 0 1939 1811">
          <text:p/>
        </draw:connector>
        <draw:connector draw:style-name="Connector_20__28_Dark_29_" draw:layer="layout" draw:type="line" svg:x1="13.4cm" svg:y1="6.175cm" svg:x2="13.4cm" svg:y2="11.111cm" draw:start-shape="id41" draw:start-glue-point="2" draw:end-shape="id49" draw:end-glue-point="0" svg:d="M13400 6175v4936" svg:viewBox="0 0 1 4937">
          <text:p/>
        </draw:connector>
        <draw:connector draw:style-name="Connector_20__28_Dark_29_" draw:layer="layout" draw:type="line" svg:x1="13.4cm" svg:y1="13.086cm" svg:x2="15.514cm" svg:y2="15.225cm" draw:start-shape="id49" draw:start-glue-point="2" draw:end-shape="id46" draw:end-glue-point="0" svg:d="M13400 13086l2114 2139" svg:viewBox="0 0 2115 2140">
          <text:p/>
        </draw:connector>
        <draw:frame draw:style-name="gr16" draw:text-style-name="P4" draw:layer="layout" svg:width="1.762cm" svg:height="1.646cm" svg:x="12.519cm" svg:y="4.365cm">
          <draw:text-box>
            <text:p text:style-name="P4">0</text:p>
          </draw:text-box>
        </draw:frame>
        <draw:frame draw:style-name="gr16" draw:text-style-name="P4" draw:layer="layout" svg:width="1.762cm" svg:height="1.646cm" svg:x="11.038cm" svg:y="8.354cm">
          <draw:text-box>
            <text:p text:style-name="P4">1</text:p>
          </draw:text-box>
        </draw:frame>
        <draw:frame draw:style-name="Module_20__28_Dark_29_" draw:text-style-name="P4" draw:layer="layout" svg:width="1.762cm" svg:height="1.646cm" svg:x="12.519cm" svg:y="4.365cm">
          <draw:text-box>
            <text:p text:style-name="P4">0</text:p>
          </draw:text-box>
        </draw:frame>
        <draw:frame draw:style-name="gr16" draw:text-style-name="P4" draw:layer="layout" svg:width="1.762cm" svg:height="1.646cm" svg:x="8.643cm" svg:y="11.605cm">
          <draw:text-box>
            <text:p text:style-name="P4">2</text:p>
          </draw:text-box>
        </draw:frame>
        <draw:frame draw:style-name="gr16" draw:text-style-name="P4" draw:layer="layout" svg:width="1.763cm" svg:height="1.646cm" svg:x="6.2cm" svg:y="15.5cm">
          <draw:text-box>
            <text:p text:style-name="P4">3</text:p>
          </draw:text-box>
        </draw:frame>
        <draw:frame draw:style-name="gr16" draw:text-style-name="P4" draw:layer="layout" svg:width="1.762cm" svg:height="1.646cm" svg:x="12.519cm" svg:y="11.44cm">
          <draw:text-box>
            <text:p text:style-name="P4">4</text:p>
          </draw:text-box>
        </draw:frame>
        <draw:frame draw:style-name="gr16" draw:text-style-name="P4" draw:layer="layout" svg:width="1.762cm" svg:height="1.646cm" svg:x="10.6cm" svg:y="15.6cm">
          <draw:text-box>
            <text:p text:style-name="P4">5</text:p>
          </draw:text-box>
        </draw:frame>
        <draw:frame draw:style-name="gr16" draw:text-style-name="P4" draw:layer="layout" svg:width="1.762cm" svg:height="1.646cm" svg:x="14.638cm" svg:y="15.654cm">
          <draw:text-box>
            <text:p text:style-name="P4">6</text:p>
          </draw:text-box>
        </draw:frame>
        <draw:frame draw:style-name="gr16" draw:text-style-name="P4" draw:layer="layout" svg:width="1.761cm" svg:height="1.646cm" svg:x="16.6cm" svg:y="11.364cm">
          <draw:text-box>
            <text:p text:style-name="P4">3</text:p>
          </draw:text-box>
        </draw:frame>
        <draw:frame draw:style-name="gr17" draw:text-style-name="P4" draw:layer="layout" svg:width="1.763cm" svg:height="1.335cm" svg:x="18.861cm" svg:y="15.7cm">
          <draw:text-box>
            <text:p text:style-name="P4">7</text:p>
          </draw:text-box>
        </draw:frame>
      </draw:page>
      <draw:page draw:name="page4" draw:style-name="dp1" draw:master-page-name="Default">
        <draw:custom-shape draw:style-name="gr10" draw:text-style-name="P3" draw:layer="layout" svg:width="17.9cm" svg:height="15.8cm" svg:x="4.7cm" svg:y="2.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6" xml:id="id50" draw:id="id50" draw:layer="layout" svg:width="2.114cm" svg:height="1.975cm" svg:x="12.343cm" svg:y="4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xml:id="id53" draw:id="id53" draw:layer="layout" svg:width="2.114cm" svg:height="1.975cm" svg:x="8.467cm" svg:y="11.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xml:id="id56" draw:id="id56" draw:layer="layout" svg:width="2.115cm" svg:height="1.975cm" svg:x="6cm" svg:y="15.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xml:id="id57" draw:id="id57" draw:layer="layout" svg:width="2.114cm" svg:height="1.975cm" svg:x="10.405cm" svg:y="15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xml:id="id55" draw:id="id55" draw:layer="layout" svg:width="2.115cm" svg:height="1.975cm" svg:x="14.457cm" svg:y="15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54" draw:id="id54" draw:layer="layout" svg:width="2.115cm" svg:height="1.975cm" svg:x="18.685cm" svg:y="15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xml:id="id58" draw:id="id58" draw:layer="layout" svg:width="2.114cm" svg:height="1.975cm" svg:x="12.343cm" svg:y="11.1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xml:id="id51" draw:id="id51" draw:layer="layout" svg:width="2.115cm" svg:height="1.975cm" svg:x="10.8cm" svg:y="7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xml:id="id52" draw:id="id52" draw:layer="layout" svg:width="2.114cm" svg:height="1.975cm" svg:x="16.395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Connector_20__28_Dark_29_" draw:layer="layout" draw:type="line" svg:x1="13.4cm" svg:y1="6.175cm" svg:x2="11.857cm" svg:y2="7.9cm" draw:start-shape="id50" draw:start-glue-point="2" draw:end-shape="id51" draw:end-glue-point="0" svg:d="M13400 6175l-1543 1725" svg:viewBox="0 0 1544 1726">
          <text:p/>
        </draw:connector>
        <draw:connector draw:style-name="Connector_20__28_Dark_29_" draw:layer="layout" draw:type="line" svg:x1="13.4cm" svg:y1="6.175cm" svg:x2="17.452cm" svg:y2="10.782cm" draw:start-shape="id50" draw:start-glue-point="2" draw:end-shape="id52" draw:end-glue-point="0" svg:d="M13400 6175l4052 4607" svg:viewBox="0 0 4053 4608">
          <text:p/>
        </draw:connector>
        <draw:connector draw:style-name="Connector_20__28_Dark_29_" draw:layer="layout" draw:type="line" svg:x1="11.857cm" svg:y1="9.875cm" svg:x2="9.524cm" svg:y2="11.44cm" draw:start-shape="id51" draw:start-glue-point="2" draw:end-shape="id53" draw:end-glue-point="0" svg:d="M11857 9875l-2333 1565" svg:viewBox="0 0 2334 1566">
          <text:p/>
        </draw:connector>
        <draw:connector draw:style-name="Connector_20__28_Dark_29_" draw:layer="layout" draw:type="line" svg:x1="17.452cm" svg:y1="12.757cm" svg:x2="19.742cm" svg:y2="15.225cm" draw:start-shape="id52" draw:start-glue-point="2" draw:end-shape="id54" draw:end-glue-point="0" svg:d="M17452 12757l2290 2468" svg:viewBox="0 0 2291 2469">
          <text:p/>
        </draw:connector>
        <draw:connector draw:style-name="Connector_20__28_Dark_29_" draw:layer="layout" draw:type="line" svg:x1="17.452cm" svg:y1="12.757cm" svg:x2="15.514cm" svg:y2="15.225cm" draw:start-shape="id52" draw:start-glue-point="2" draw:end-shape="id55" draw:end-glue-point="0" svg:d="M17452 12757l-1938 2468" svg:viewBox="0 0 1939 2469">
          <text:p/>
        </draw:connector>
        <draw:connector draw:style-name="Connector_20__28_Dark_29_" draw:layer="layout" draw:type="line" svg:x1="9.524cm" svg:y1="13.415cm" svg:x2="7.057cm" svg:y2="15.06cm" draw:start-shape="id53" draw:start-glue-point="2" draw:end-shape="id56" draw:end-glue-point="0" svg:d="M9524 13415l-2467 1645" svg:viewBox="0 0 2468 1646">
          <text:p/>
        </draw:connector>
        <draw:connector draw:style-name="Connector_20__28_Dark_29_" draw:layer="layout" draw:type="line" svg:x1="9.524cm" svg:y1="13.415cm" svg:x2="11.462cm" svg:y2="15.225cm" draw:start-shape="id53" draw:start-glue-point="2" draw:end-shape="id57" draw:end-glue-point="0" svg:d="M9524 13415l1938 1810" svg:viewBox="0 0 1939 1811">
          <text:p/>
        </draw:connector>
        <draw:connector draw:style-name="Connector_20__28_Dark_29_" draw:layer="layout" draw:type="line" svg:x1="13.4cm" svg:y1="6.175cm" svg:x2="13.4cm" svg:y2="11.111cm" draw:start-shape="id50" draw:start-glue-point="2" draw:end-shape="id58" draw:end-glue-point="0" svg:d="M13400 6175v4936" svg:viewBox="0 0 1 4937">
          <text:p/>
        </draw:connector>
        <draw:connector draw:style-name="Connector_20__28_Dark_29_" draw:layer="layout" draw:type="line" svg:x1="13.4cm" svg:y1="13.086cm" svg:x2="15.514cm" svg:y2="15.225cm" draw:start-shape="id58" draw:start-glue-point="2" draw:end-shape="id55" draw:end-glue-point="0" svg:d="M13400 13086l2114 2139" svg:viewBox="0 0 2115 2140">
          <text:p/>
        </draw:connector>
        <draw:frame draw:style-name="gr16" draw:text-style-name="P4" draw:layer="layout" svg:width="1.762cm" svg:height="1.646cm" svg:x="12.6cm" svg:y="4.7cm">
          <draw:text-box>
            <text:p text:style-name="P4">0</text:p>
          </draw:text-box>
        </draw:frame>
        <draw:frame draw:style-name="gr16" draw:text-style-name="P4" draw:layer="layout" svg:width="1.762cm" svg:height="1.646cm" svg:x="11.038cm" svg:y="8.354cm">
          <draw:text-box>
            <text:p text:style-name="P4">1</text:p>
          </draw:text-box>
        </draw:frame>
        <draw:frame draw:style-name="gr16" draw:text-style-name="P4" draw:layer="layout" svg:width="1.762cm" svg:height="1.646cm" svg:x="8.643cm" svg:y="11.605cm">
          <draw:text-box>
            <text:p text:style-name="P4">2</text:p>
          </draw:text-box>
        </draw:frame>
        <draw:frame draw:style-name="gr16" draw:text-style-name="P4" draw:layer="layout" svg:width="1.763cm" svg:height="1.646cm" svg:x="6.2cm" svg:y="15.5cm">
          <draw:text-box>
            <text:p text:style-name="P4">3</text:p>
          </draw:text-box>
        </draw:frame>
        <draw:frame draw:style-name="gr16" draw:text-style-name="P4" draw:layer="layout" svg:width="1.762cm" svg:height="1.646cm" svg:x="12.519cm" svg:y="11.44cm">
          <draw:text-box>
            <text:p text:style-name="P4">4</text:p>
          </draw:text-box>
        </draw:frame>
        <draw:frame draw:style-name="gr16" draw:text-style-name="P4" draw:layer="layout" svg:width="1.762cm" svg:height="1.646cm" svg:x="10.6cm" svg:y="15.6cm">
          <draw:text-box>
            <text:p text:style-name="P4">5</text:p>
          </draw:text-box>
        </draw:frame>
        <draw:frame draw:style-name="gr16" draw:text-style-name="P4" draw:layer="layout" svg:width="1.762cm" svg:height="1.646cm" svg:x="14.638cm" svg:y="15.654cm">
          <draw:text-box>
            <text:p text:style-name="P4">6</text:p>
          </draw:text-box>
        </draw:frame>
        <draw:frame draw:style-name="gr16" draw:text-style-name="P4" draw:layer="layout" svg:width="1.761cm" svg:height="1.646cm" svg:x="16.6cm" svg:y="11.364cm">
          <draw:text-box>
            <text:p text:style-name="P4">3</text:p>
          </draw:text-box>
        </draw:frame>
        <draw:frame draw:style-name="gr17" draw:text-style-name="P4" draw:layer="layout" svg:width="1.763cm" svg:height="1.335cm" svg:x="18.861cm" svg:y="15.7cm">
          <draw:text-box>
            <text:p text:style-name="P4">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0c0c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odule" style:family="graphic" style:parent-style-name="standard">
      <style:graphic-properties draw:fill-color="#cccccc" draw:textarea-horizontal-align="justify" draw:textarea-vertical-align="middle" draw:auto-grow-height="false" fo:min-height="0.834cm" fo:min-width="0.584cm"/>
      <style:paragraph-properties fo:text-align="center"/>
    </style:style>
    <style:style style:name="Arrow" style:family="graphic" style:parent-style-name="objectwithoutfill">
      <style:graphic-properties svg:stroke-width="0.1cm" svg:stroke-color="#cccccc" draw:marker-start-width="0.5cm" draw:marker-end="Arrow" draw:marker-end-width="0.4cm" draw:fill="none" draw:textarea-vertical-align="middle" fo:padding-top="0.175cm" fo:padding-bottom="0.175cm" fo:padding-left="0.3cm" fo:padding-right="0.3cm"/>
      <style:paragraph-properties fo:text-align="center"/>
    </style:style>
    <style:style style:name="Centered_20_Text_20_Block" style:display-name="Centered Text Block" style:family="graphic" style:parent-style-name="standard">
      <style:graphic-properties draw:stroke="none" svg:stroke-color="#000000" draw:fill="none" draw:fill-color="#ffffff" draw:fill-gradient-name="Gradient_20_7" draw:fill-hatch-name="Hatching_20_1" draw:fill-image-name="Bitmap_20_1" fo:min-height="1.95cm"/>
      <style:text-properties fo:color="#e6e6e6"/>
    </style:style>
    <style:style style:name="Module_20__28_Dark_29_" style:display-name="Module (Dark)" style:family="graphic" style:parent-style-name="Module">
      <style:graphic-properties draw:fill-color="#333333" fo:min-height="0.834cm" fo:min-width="0.584cm"/>
    </style:style>
    <style:style style:name="Connector_20__28_Dark_29_" style:display-name="Connector (Dark)" style:family="graphic" style:parent-style-name="Arrow">
      <style:graphic-properties svg:stroke-color="#4c4c4c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</office:automatic-styles>
  <office:master-styles>
    <draw:layer-set>
      <draw:layer draw:name="layout">
        <svg:title>ModuleTree</svg:title>
      </draw:layer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ert Knight</meta:initial-creator>
    <meta:creation-date>2016-02-01T09:13:46.812903273</meta:creation-date>
    <dc:date>2016-02-02T14:25:03.669144932</dc:date>
    <dc:creator>Robert Knight</dc:creator>
    <meta:editing-duration>PT19M38S</meta:editing-duration>
    <meta:editing-cycles>8</meta:editing-cycles>
    <meta:generator>LibreOffice/5.0.2.2$Linux_X86_64 LibreOffice_project/00m0$Build-2</meta:generator>
    <meta:document-statistic meta:object-count="150"/>
  </office:meta>
</office:document-meta>
</file>